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3</text:p>
          <text:p text:style-name="P4"><text:s/>0.1 Language basics<text:tab/>3</text:p>
          <text:p text:style-name="P4"><text:s/>0.2 Notation Conventions<text:tab/>3</text:p>
          <text:p text:style-name="P3"><text:s/>1 SET instruction<text:tab/>5</text:p>
          <text:p text:style-name="P4"><text:s/>1.1 Definition<text:tab/>5</text:p>
          <text:p text:style-name="P4"><text:s/>1.2 Examples<text:tab/>7</text:p>
          <text:p text:style-name="P3"><text:s/>2 MAP class<text:tab/>8</text:p>
          <text:p text:style-name="P4"><text:s/>2.1 Constructors<text:tab/>8</text:p>
          <text:p text:style-name="P4"><text:s/>2.2 Display modes<text:tab/>8</text:p>
          <text:p text:style-name="P4"><text:s/>2.3 Examples<text:tab/>8</text:p>
          <text:p text:style-name="P3"><text:s/>3 TASK class<text:tab/>9</text:p>
          <text:p text:style-name="P4"><text:s/>3.1 Constructors<text:tab/>9</text:p>
          <text:p text:style-name="P4"><text:s/>3.2 Examples<text:tab/>10</text:p>
          <text:p text:style-name="P3"><text:s/>4 AREA class<text:tab/>11</text:p>
          <text:p text:style-name="P4"><text:s/>4.1 Constructors<text:tab/>11</text:p>
          <text:p text:style-name="P4"><text:s/>4.2 Display modes<text:tab/>11</text:p>
          <text:p text:style-name="P4"><text:s/>4.3 Examples<text:tab/>12</text:p>
          <text:p text:style-name="P3"><text:s/>5 FILTER class<text:tab/>13</text:p>
          <text:p text:style-name="P4"><text:s/>5.1 Constructors<text:tab/>13</text:p>
          <text:p text:style-name="P4"><text:s/>5.2 Examples<text:tab/>14</text:p>
          <text:p text:style-name="P3"><text:s/>6 POINT class<text:tab/>15</text:p>
          <text:p text:style-name="P4"><text:s/>6.1 Static point (S) constructors<text:tab/>15</text:p>
          <text:p text:style-name="P4"><text:s/>6.2 Point from a list (L) constructors<text:tab/>15</text:p>
          <text:p text:style-name="P4"><text:s/>6.3 Logger mark (M) constructors<text:tab/>16</text:p>
          <text:p text:style-name="P4"><text:s/>6.4 Track point (T) constructors<text:tab/>16</text:p>
          <text:p text:style-name="P4"><text:s/>6.5 Display modes<text:tab/>18</text:p>
          <text:p text:style-name="P4"><text:s/>6.6 Examples<text:tab/>19</text:p>
          <text:p text:style-name="P3"><text:s/>7 RESULT class<text:tab/>20</text:p>
          <text:p text:style-name="P4"><text:s/>7.1 Constructors<text:tab/>20</text:p>
          <text:p text:style-name="P4"><text:s/>7.2 Examples<text:tab/>21</text:p>
          <text:p text:style-name="P3"><text:s/>8 Penalty class<text:tab/>22</text:p>
          <text:p text:style-name="P4"><text:s/>8.1 Constructors<text:tab/>22</text:p>
          <text:p text:style-name="P3"><text:s/>9 Full task examples<text:tab/>23</text:p>
          <text:p text:style-name="P4"><text:s/>9.1 Judge Declared Goal (nearest track point)<text:tab/>23</text:p>
          <text:p text:style-name="P4"><text:s/>9.2 Hesitation Waltz (logger marker drop)<text:tab/>23</text:p>
          <text:p text:style-name="P4"><text:s/>9.3 Gordon Bennett Memorial (logger marker drop)<text:tab/>23</text:p>
          <text:p text:style-name="P4"><text:s/>9.4 Maximum Distance Double Drop (first in / last out)<text:tab/>24</text:p>
          <text:p text:style-name="P3"><text:soft-page-break/><text:s/>10 Bugs and ideas<text:tab/>25</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text:soft-page-break/>&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text:soft-page-break/>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RTA - Race To An Area</text:h>
      <text:p text:style-name="Preformatted_20_Text">RTA(&lt;number&gt;)</text:p>
      <text:h text:style-name="Heading_20_3" text:outline-level="3"><text:soft-page-break/>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text:soft-page-break/>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DMAX: maximum distance</text:h>
      <text:p text:style-name="Preformatted_20_Text">DMAX(&lt;pointNameA&gt;, &lt;pointNameB&gt;, &lt;distance&gt;)</text:p>
      <text:p text:style-name="Text_20_body">Applies a result penalty if the 2D distance between point A and point B is greater than the specified distance.</text:p>
      <text:p text:style-name="Text_20_body">//TODO: check the value of the applied penalty (2 x infringement?)</text:p>
      <text:h text:style-name="Heading_20_3" text:outline-level="3">Type DMIN: minimum distance</text:h>
      <text:p text:style-name="Preformatted_20_Text">DMIN(&lt;pointNameA&gt;, &lt;pointNameB&gt;, &lt;distance&gt;)</text:p>
      <text:p text:style-name="Text_20_body">Applies a result penalty if the 2D distance between point A and point B is lesser than the specified distance.</text:p>
      <text:p text:style-name="Text_20_body">//TODO: check the value of the applied penalty (2 x infringemen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text:tab/></text:h>
      <text:p text:style-name="Preformatted_20_Text">VSMAX(&lt;vertica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2">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7-05T18:53:49.44</dc:date>
    <meta:editing-duration>P1DT1H26M26S</meta:editing-duration>
    <meta:editing-cycles>142</meta:editing-cycles>
    <meta:generator>LibreOffice/3.3$Win32 LibreOffice_project/330m19$Build-8</meta:generator>
    <meta:document-statistic meta:table-count="0" meta:image-count="0" meta:object-count="0" meta:page-count="25" meta:paragraph-count="458" meta:word-count="3248" meta:character-count="21458"/>
  </office:meta>
</office:document-meta>
</file>